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6dd" officeooo:paragraph-rsid="0010e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y korzystać z Teigu użytkownik musi być z nim kompatybilny. Ale czy takową kompatybilność można wymusić? Nad tym właśnie zastanawiali się możni tego świata. Tajny rządowy projekt zakładał stworzenie superżołnierzy lojalnych Imperium, którzy w pełni potrafiliby korzystać z mocy oferowanej przez tajemnicze artefak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9:36:01.926000000</meta:creation-date>
    <dc:date>2023-09-20T19:39:10.215000000</dc:date>
    <meta:editing-duration>PT3M11S</meta:editing-duration>
    <meta:editing-cycles>1</meta:editing-cycles>
    <meta:document-statistic meta:table-count="0" meta:image-count="0" meta:object-count="0" meta:page-count="1" meta:paragraph-count="1" meta:word-count="43" meta:character-count="318" meta:non-whitespace-character-count="276"/>
    <meta:generator>LibreOffice/7.5.3.2$Windows_X86_64 LibreOffice_project/9f56dff12ba03b9acd7730a5a481eea045e468f3</meta:generator>
  </office:meta>
</office:document-meta>
</file>